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25-07-03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184" calcext:value-type="float">
            <text:p>147.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25-04-17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53808" calcext:value-type="float">
            <text:p>147.0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25-01-08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78064" calcext:value-type="float">
            <text:p>147.5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24-10-1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12304" calcext:value-type="float">
            <text:p>147.2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24-07-17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5264" calcext:value-type="float">
            <text:p>146.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24-04-16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60488" calcext:value-type="float">
            <text:p>147.1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24-01-1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85456" calcext:value-type="float">
            <text:p>147.2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23-10-05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03744" calcext:value-type="float">
            <text:p>147.3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23-07-12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5076" calcext:value-type="float">
            <text:p>147.0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23-05-0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62952" calcext:value-type="float">
            <text:p>147.0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23-01-17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68464" calcext:value-type="float">
            <text:p>146.9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22-10-06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07504" calcext:value-type="float">
            <text:p>146.9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22-07-18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48424" calcext:value-type="float">
            <text:p>146.6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22-04-14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11264" calcext:value-type="float">
            <text:p>146.5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22-01-11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30136" calcext:value-type="float">
            <text:p>146.6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21-10-07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14312" calcext:value-type="float">
            <text:p>146.5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21-07-22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1924" calcext:value-type="float">
            <text:p>146.3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21-04-27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15608" calcext:value-type="float">
            <text:p>146.2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21-01-14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61328" calcext:value-type="float">
            <text:p>146.2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20-10-19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06464" calcext:value-type="float">
            <text:p>146.2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20-07-28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2968" calcext:value-type="float">
            <text:p>146.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20-04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41288" calcext:value-type="float">
            <text:p>145.9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20-01-1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80912" calcext:value-type="float">
            <text:p>145.9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9-10-0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96736" calcext:value-type="float">
            <text:p>146.0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9-07-29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87008" calcext:value-type="float">
            <text:p>145.9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9-04-1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2968" calcext:value-type="float">
            <text:p>146.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9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3636" calcext:value-type="float">
            <text:p>146.1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8-10-15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85712" calcext:value-type="float">
            <text:p>146.2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8-07-17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30264" calcext:value-type="float">
            <text:p>146.1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8-04-12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97904" calcext:value-type="float">
            <text:p>146.2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8-01-11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326" calcext:value-type="float">
            <text:p>146.5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7-10-16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99656" calcext:value-type="float">
            <text:p>146.5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7-07-2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3928" calcext:value-type="float">
            <text:p>146.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7-04-06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03288" calcext:value-type="float">
            <text:p>146.7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7-01-1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12432" calcext:value-type="float">
            <text:p>146.7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6-10-0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7644" calcext:value-type="float">
            <text:p>146.7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6-07-20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42328" calcext:value-type="float">
            <text:p>146.6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6-04-21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91224" calcext:value-type="float">
            <text:p>146.1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6-01-13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35064" calcext:value-type="float">
            <text:p>146.4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5-10-20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51472" calcext:value-type="float">
            <text:p>146.6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5-07-08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65544" calcext:value-type="float">
            <text:p>146.4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5-04-09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07632" calcext:value-type="float">
            <text:p>146.4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5-01-07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7164" calcext:value-type="float">
            <text:p>146.4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28968" calcext:value-type="float">
            <text:p>146.4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4-07-21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52184" calcext:value-type="float">
            <text:p>146.2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4-04-10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11976" calcext:value-type="float">
            <text:p>146.1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4-01-07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94272" calcext:value-type="float">
            <text:p>146.1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3-10-23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91808" calcext:value-type="float">
            <text:p>146.2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3-07-08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1632" calcext:value-type="float">
            <text:p>145.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3-04-08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88888" calcext:value-type="float">
            <text:p>145.7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3-01-09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58992" calcext:value-type="float">
            <text:p>145.8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2-10-16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98616" calcext:value-type="float">
            <text:p>145.8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2-07-16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1632" calcext:value-type="float">
            <text:p>145.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2-04-19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79744" calcext:value-type="float">
            <text:p>145.7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2-01-10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86424" calcext:value-type="float">
            <text:p>145.8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1-10-13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91936" calcext:value-type="float">
            <text:p>145.7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1-07-18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0108" calcext:value-type="float">
            <text:p>145.8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1-04-0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43752" calcext:value-type="float">
            <text:p>145.8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1-01-12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2968" calcext:value-type="float">
            <text:p>146.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0-10-07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4492" calcext:value-type="float">
            <text:p>146.0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0-07-07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22416" calcext:value-type="float">
            <text:p>145.8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0-04-07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0776" calcext:value-type="float">
            <text:p>145.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10-01-04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26632" calcext:value-type="float">
            <text:p>146.0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9-10-02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13144" calcext:value-type="float">
            <text:p>146.3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9-07-13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20536" calcext:value-type="float">
            <text:p>146.0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9-04-07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19952" calcext:value-type="float">
            <text:p>145.9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9-01-13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18072" calcext:value-type="float">
            <text:p>146.1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8-10-0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47968" calcext:value-type="float">
            <text:p>146.0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8-07-1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706" calcext:value-type="float">
            <text:p>145.7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8-04-29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3344" calcext:value-type="float">
            <text:p>145.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8-01-08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12688" calcext:value-type="float">
            <text:p>145.7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7-10-02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10224" calcext:value-type="float">
            <text:p>145.8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7-07-1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99912" calcext:value-type="float">
            <text:p>145.5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7-05-01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51728" calcext:value-type="float">
            <text:p>145.6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7-01-09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6392" calcext:value-type="float">
            <text:p>145.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6-10-1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71768" calcext:value-type="float">
            <text:p>145.9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6-07-1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3156" calcext:value-type="float">
            <text:p>145.8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6-05-1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70016" calcext:value-type="float">
            <text:p>145.6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6-01-1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4868" calcext:value-type="float">
            <text:p>145.6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5-10-03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45048" calcext:value-type="float">
            <text:p>145.5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5-07-14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2676" calcext:value-type="float">
            <text:p>145.5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5-04-11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01208" calcext:value-type="float">
            <text:p>145.3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5-01-04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40248" calcext:value-type="float">
            <text:p>145.2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4-11-0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16448" calcext:value-type="float">
            <text:p>145.3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4-07-1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0004" calcext:value-type="float">
            <text:p>145.1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4-04-12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76952" calcext:value-type="float">
            <text:p>144.7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4-01-13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82464" calcext:value-type="float">
            <text:p>144.6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3-10-0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02048" calcext:value-type="float">
            <text:p>144.4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3-07-0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0944" calcext:value-type="float">
            <text:p>144.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3-04-1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83888" calcext:value-type="float">
            <text:p>143.8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3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68064" calcext:value-type="float">
            <text:p>143.7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936" calcext:value-type="float">
            <text:p>143.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2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07232" calcext:value-type="float">
            <text:p>143.2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2-03-2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548" calcext:value-type="float">
            <text:p>142.9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67736" calcext:value-type="float">
            <text:p>142.6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73832" calcext:value-type="float">
            <text:p>142.6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1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81224" calcext:value-type="float">
            <text:p>142.3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1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03856" calcext:value-type="float">
            <text:p>142.1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1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03272" calcext:value-type="float">
            <text:p>142.0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0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64232" calcext:value-type="float">
            <text:p>142.0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0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90496" calcext:value-type="float">
            <text:p>141.8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0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24024" calcext:value-type="float">
            <text:p>141.9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200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6728" calcext:value-type="float">
            <text:p>142.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9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49576" calcext:value-type="float">
            <text:p>142.1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9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09952" calcext:value-type="float">
            <text:p>142.1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9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5016" calcext:value-type="float">
            <text:p>142.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9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4828" calcext:value-type="float">
            <text:p>142.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06776" calcext:value-type="float">
            <text:p>142.6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28112" calcext:value-type="float">
            <text:p>142.6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8-03-31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95168" calcext:value-type="float">
            <text:p>142.6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8-01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75" calcext:value-type="float">
            <text:p>142.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7-10-01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15792" calcext:value-type="float">
            <text:p>143.1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7-07-2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6456" calcext:value-type="float">
            <text:p>143.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7-04-0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6" calcext:value-type="float">
            <text:p>143.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7-01-23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87064" calcext:value-type="float">
            <text:p>143.3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6-10-10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6312" calcext:value-type="float">
            <text:p>143.4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5412" calcext:value-type="float">
            <text:p>143.4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44976" calcext:value-type="float">
            <text:p>143.4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15664" calcext:value-type="float">
            <text:p>143.6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4368" calcext:value-type="float">
            <text:p>143.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1384" calcext:value-type="float">
            <text:p>143.6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94328" calcext:value-type="float">
            <text:p>143.5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846" calcext:value-type="float">
            <text:p>143.4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0424" calcext:value-type="float">
            <text:p>143.6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82136" calcext:value-type="float">
            <text:p>143.5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18128" calcext:value-type="float">
            <text:p>143.5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316" calcext:value-type="float">
            <text:p>143.3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9152" calcext:value-type="float">
            <text:p>143.3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07816" calcext:value-type="float">
            <text:p>143.3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4496" calcext:value-type="float">
            <text:p>143.4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316" calcext:value-type="float">
            <text:p>143.3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1028" calcext:value-type="float">
            <text:p>143.2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12744" calcext:value-type="float">
            <text:p>143.1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1216" calcext:value-type="float">
            <text:p>143.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2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53664" calcext:value-type="float">
            <text:p>142.8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19552" calcext:value-type="float">
            <text:p>142.7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2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34208" calcext:value-type="float">
            <text:p>142.6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94584" calcext:value-type="float">
            <text:p>142.5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4828" calcext:value-type="float">
            <text:p>142.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54376" calcext:value-type="float">
            <text:p>142.4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1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98928" calcext:value-type="float">
            <text:p>142.2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1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5204" calcext:value-type="float">
            <text:p>142.0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66112" calcext:value-type="float">
            <text:p>141.8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55088" calcext:value-type="float">
            <text:p>142.0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7584" calcext:value-type="float">
            <text:p>141.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54504" calcext:value-type="float">
            <text:p>141.9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0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39264" calcext:value-type="float">
            <text:p>141.9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2" calcext:value-type="float">
            <text:p>141.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90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28368" calcext:value-type="float">
            <text:p>141.6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34464" calcext:value-type="float">
            <text:p>141.6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034" calcext:value-type="float">
            <text:p>141.5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384" calcext:value-type="float">
            <text:p>141.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79728" calcext:value-type="float">
            <text:p>141.0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79144" calcext:value-type="float">
            <text:p>140.9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0904" calcext:value-type="float">
            <text:p>140.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87704" calcext:value-type="float">
            <text:p>140.8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53008" calcext:value-type="float">
            <text:p>140.6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06704" calcext:value-type="float">
            <text:p>140.5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8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7376" calcext:value-type="float">
            <text:p>140.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7-11-0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00608" calcext:value-type="float">
            <text:p>140.5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7352" calcext:value-type="float">
            <text:p>140.3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0296" calcext:value-type="float">
            <text:p>140.2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4264" calcext:value-type="float">
            <text:p>140.0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6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73176" calcext:value-type="float">
            <text:p>140.4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6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94512" calcext:value-type="float">
            <text:p>140.4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6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6708" calcext:value-type="float">
            <text:p>140.4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79272" calcext:value-type="float">
            <text:p>140.4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4328" calcext:value-type="float">
            <text:p>140.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98144" calcext:value-type="float">
            <text:p>140.5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5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64616" calcext:value-type="float">
            <text:p>140.5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49376" calcext:value-type="float">
            <text:p>140.5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8232" calcext:value-type="float">
            <text:p>140.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9756" calcext:value-type="float">
            <text:p>140.4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5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49376" calcext:value-type="float">
            <text:p>140.5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5852" calcext:value-type="float">
            <text:p>140.5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89584" calcext:value-type="float">
            <text:p>140.6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14552" calcext:value-type="float">
            <text:p>140.8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2428" calcext:value-type="float">
            <text:p>140.9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48664" calcext:value-type="float">
            <text:p>140.9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13384" calcext:value-type="float">
            <text:p>140.6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13256" calcext:value-type="float">
            <text:p>141.1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0792" calcext:value-type="float">
            <text:p>141.2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08328" calcext:value-type="float">
            <text:p>141.3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3192" calcext:value-type="float">
            <text:p>141.3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02816" calcext:value-type="float">
            <text:p>141.4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54048" calcext:value-type="float">
            <text:p>141.3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6436" calcext:value-type="float">
            <text:p>141.5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17928" calcext:value-type="float">
            <text:p>141.9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02104" calcext:value-type="float">
            <text:p>141.8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17344" calcext:value-type="float">
            <text:p>141.8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17928" calcext:value-type="float">
            <text:p>141.9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3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85568" calcext:value-type="float">
            <text:p>142.0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64232" calcext:value-type="float">
            <text:p>142.0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9776" calcext:value-type="float">
            <text:p>142.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06904" calcext:value-type="float">
            <text:p>142.1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34336" calcext:value-type="float">
            <text:p>142.1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7396" calcext:value-type="float">
            <text:p>142.1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22728" calcext:value-type="float">
            <text:p>142.2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62352" calcext:value-type="float">
            <text:p>142.2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20848" calcext:value-type="float">
            <text:p>142.4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82392" calcext:value-type="float">
            <text:p>142.5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48864" calcext:value-type="float">
            <text:p>142.5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66568" calcext:value-type="float">
            <text:p>142.4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2448" calcext:value-type="float">
            <text:p>142.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2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18384" calcext:value-type="float">
            <text:p>142.5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2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94" calcext:value-type="float">
            <text:p>142.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54376" calcext:value-type="float">
            <text:p>142.4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11704" calcext:value-type="float">
            <text:p>142.4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57424" calcext:value-type="float">
            <text:p>142.4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12288" calcext:value-type="float">
            <text:p>142.5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76296" calcext:value-type="float">
            <text:p>142.5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76296" calcext:value-type="float">
            <text:p>142.5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51912" calcext:value-type="float">
            <text:p>142.5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03144" calcext:value-type="float">
            <text:p>142.5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39136" calcext:value-type="float">
            <text:p>142.4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60472" calcext:value-type="float">
            <text:p>142.4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26944" calcext:value-type="float">
            <text:p>142.4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81224" calcext:value-type="float">
            <text:p>142.3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66568" calcext:value-type="float">
            <text:p>142.4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58008" calcext:value-type="float">
            <text:p>142.5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0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66568" calcext:value-type="float">
            <text:p>142.4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33624" calcext:value-type="float">
            <text:p>142.5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59888" calcext:value-type="float">
            <text:p>142.3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5684" calcext:value-type="float">
            <text:p>142.3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5016" calcext:value-type="float">
            <text:p>142.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0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53208" calcext:value-type="float">
            <text:p>142.2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0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07488" calcext:value-type="float">
            <text:p>142.2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37968" calcext:value-type="float">
            <text:p>142.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8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4648" calcext:value-type="float">
            <text:p>142.3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37968" calcext:value-type="float">
            <text:p>142.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62352" calcext:value-type="float">
            <text:p>142.2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37968" calcext:value-type="float">
            <text:p>142.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8252" calcext:value-type="float">
            <text:p>142.0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2156" calcext:value-type="float">
            <text:p>142.0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03272" calcext:value-type="float">
            <text:p>142.0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81936" calcext:value-type="float">
            <text:p>141.9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63064" calcext:value-type="float">
            <text:p>141.8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96008" calcext:value-type="float">
            <text:p>141.7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02104" calcext:value-type="float">
            <text:p>141.8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05736" calcext:value-type="float">
            <text:p>141.9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22856" calcext:value-type="float">
            <text:p>141.7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6864" calcext:value-type="float">
            <text:p>141.7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8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67992" calcext:value-type="float">
            <text:p>141.6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67408" calcext:value-type="float">
            <text:p>141.5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8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7292" calcext:value-type="float">
            <text:p>141.4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33296" calcext:value-type="float">
            <text:p>141.4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72336" calcext:value-type="float">
            <text:p>141.3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38808" calcext:value-type="float">
            <text:p>141.3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02232" calcext:value-type="float">
            <text:p>141.3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77848" calcext:value-type="float">
            <text:p>141.2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432" calcext:value-type="float">
            <text:p>141.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2908" calcext:value-type="float">
            <text:p>141.2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4968" calcext:value-type="float">
            <text:p>141.0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8524" calcext:value-type="float">
            <text:p>140.9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02944" calcext:value-type="float">
            <text:p>140.9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96264" calcext:value-type="float">
            <text:p>140.7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86536" calcext:value-type="float">
            <text:p>140.6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13968" calcext:value-type="float">
            <text:p>140.7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25576" calcext:value-type="float">
            <text:p>140.6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53008" calcext:value-type="float">
            <text:p>140.6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5304" calcext:value-type="float">
            <text:p>140.7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6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5304" calcext:value-type="float">
            <text:p>140.7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74928" calcext:value-type="float">
            <text:p>140.7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14" calcext:value-type="float">
            <text:p>140.7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43864" calcext:value-type="float">
            <text:p>140.6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49376" calcext:value-type="float">
            <text:p>140.5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54888" calcext:value-type="float">
            <text:p>140.4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42696" calcext:value-type="float">
            <text:p>140.4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5852" calcext:value-type="float">
            <text:p>140.5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27912" calcext:value-type="float">
            <text:p>141.0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37768" calcext:value-type="float">
            <text:p>140.6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1948" calcext:value-type="float">
            <text:p>140.6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5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95096" calcext:value-type="float">
            <text:p>140.5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75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67664" calcext:value-type="float">
            <text:p>140.5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9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0624" calcext:value-type="float">
            <text:p>141.3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9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36928" calcext:value-type="float">
            <text:p>141.5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05864" calcext:value-type="float">
            <text:p>141.4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034" calcext:value-type="float">
            <text:p>141.5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152" calcext:value-type="float">
            <text:p>141.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95424" calcext:value-type="float">
            <text:p>141.6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8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1008" calcext:value-type="float">
            <text:p>141.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8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1008" calcext:value-type="float">
            <text:p>141.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8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91792" calcext:value-type="float">
            <text:p>141.5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52168" calcext:value-type="float">
            <text:p>141.5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8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06448" calcext:value-type="float">
            <text:p>141.5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3388" calcext:value-type="float">
            <text:p>141.5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03984" calcext:value-type="float">
            <text:p>141.6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76552" calcext:value-type="float">
            <text:p>141.5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8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676" calcext:value-type="float">
            <text:p>141.7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3712" calcext:value-type="float">
            <text:p>141.7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4568" calcext:value-type="float">
            <text:p>141.7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7616" calcext:value-type="float">
            <text:p>141.7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7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7136" calcext:value-type="float">
            <text:p>141.6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676" calcext:value-type="float">
            <text:p>141.7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13128" calcext:value-type="float">
            <text:p>141.6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2532" calcext:value-type="float">
            <text:p>141.6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36928" calcext:value-type="float">
            <text:p>141.5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1864" calcext:value-type="float">
            <text:p>141.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58264" calcext:value-type="float">
            <text:p>141.5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7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22272" calcext:value-type="float">
            <text:p>141.6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83944" calcext:value-type="float">
            <text:p>141.2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03984" calcext:value-type="float">
            <text:p>141.6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6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9484" calcext:value-type="float">
            <text:p>141.5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67408" calcext:value-type="float">
            <text:p>141.5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12544" calcext:value-type="float">
            <text:p>141.5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09496" calcext:value-type="float">
            <text:p>141.5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33296" calcext:value-type="float">
            <text:p>141.4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54632" calcext:value-type="float">
            <text:p>141.4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91208" calcext:value-type="float">
            <text:p>141.4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70456" calcext:value-type="float">
            <text:p>141.5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06448" calcext:value-type="float">
            <text:p>141.5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3712" calcext:value-type="float">
            <text:p>141.7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92376" calcext:value-type="float">
            <text:p>141.6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02688" calcext:value-type="float">
            <text:p>141.9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5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63648" calcext:value-type="float">
            <text:p>141.9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5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2156" calcext:value-type="float">
            <text:p>142.0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5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8252" calcext:value-type="float">
            <text:p>142.0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22144" calcext:value-type="float">
            <text:p>142.1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22144" calcext:value-type="float">
            <text:p>142.1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94712" calcext:value-type="float">
            <text:p>142.0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85568" calcext:value-type="float">
            <text:p>142.0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05024" calcext:value-type="float">
            <text:p>142.3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5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4648" calcext:value-type="float">
            <text:p>142.3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9588" calcext:value-type="float">
            <text:p>142.2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1112" calcext:value-type="float">
            <text:p>142.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4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69032" calcext:value-type="float">
            <text:p>142.3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8656" calcext:value-type="float">
            <text:p>142.4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92832" calcext:value-type="float">
            <text:p>142.2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1968" calcext:value-type="float">
            <text:p>142.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13" calcext:value-type="float">
            <text:p>142.1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92248" calcext:value-type="float">
            <text:p>142.1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3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59304" calcext:value-type="float">
            <text:p>142.2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98928" calcext:value-type="float">
            <text:p>142.2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47112" calcext:value-type="float">
            <text:p>142.2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71496" calcext:value-type="float">
            <text:p>142.2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3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70912" calcext:value-type="float">
            <text:p>142.1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3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9776" calcext:value-type="float">
            <text:p>142.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91664" calcext:value-type="float">
            <text:p>142.0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39848" calcext:value-type="float">
            <text:p>142.0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3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5204" calcext:value-type="float">
            <text:p>142.0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58136" calcext:value-type="float">
            <text:p>142.0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7396" calcext:value-type="float">
            <text:p>142.1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64816" calcext:value-type="float">
            <text:p>142.1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2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03856" calcext:value-type="float">
            <text:p>142.1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55672" calcext:value-type="float">
            <text:p>142.1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70328" calcext:value-type="float">
            <text:p>142.0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2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368" calcext:value-type="float">
            <text:p>142.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2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51456" calcext:value-type="float">
            <text:p>141.9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44776" calcext:value-type="float">
            <text:p>141.8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8848" calcext:value-type="float">
            <text:p>141.6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2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104" calcext:value-type="float">
            <text:p>141.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2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44776" calcext:value-type="float">
            <text:p>141.8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3012" calcext:value-type="float">
            <text:p>141.9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63648" calcext:value-type="float">
            <text:p>141.9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47824" calcext:value-type="float">
            <text:p>141.8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41728" calcext:value-type="float">
            <text:p>141.8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1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0768" calcext:value-type="float">
            <text:p>141.7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64944" calcext:value-type="float">
            <text:p>141.6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03984" calcext:value-type="float">
            <text:p>141.6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1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796" calcext:value-type="float">
            <text:p>141.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1864" calcext:value-type="float">
            <text:p>141.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94256" calcext:value-type="float">
            <text:p>141.4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5768" calcext:value-type="float">
            <text:p>141.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66824" calcext:value-type="float">
            <text:p>141.4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24736" calcext:value-type="float">
            <text:p>141.5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48536" calcext:value-type="float">
            <text:p>141.4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54632" calcext:value-type="float">
            <text:p>141.4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3672" calcext:value-type="float">
            <text:p>141.3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0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41856" calcext:value-type="float">
            <text:p>141.3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0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6888" calcext:value-type="float">
            <text:p>141.2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4968" calcext:value-type="float">
            <text:p>141.0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6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49248" calcext:value-type="float">
            <text:p>141.0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9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8016" calcext:value-type="float">
            <text:p>141.0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06576" calcext:value-type="float">
            <text:p>141.0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9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0904" calcext:value-type="float">
            <text:p>140.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9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88872" calcext:value-type="float">
            <text:p>141.0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71752" calcext:value-type="float">
            <text:p>141.2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0144" calcext:value-type="float">
            <text:p>141.3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3672" calcext:value-type="float">
            <text:p>141.3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97304" calcext:value-type="float">
            <text:p>141.4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7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8848" calcext:value-type="float">
            <text:p>141.6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03984" calcext:value-type="float">
            <text:p>141.6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69872" calcext:value-type="float">
            <text:p>141.4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58" calcext:value-type="float">
            <text:p>141.6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82648" calcext:value-type="float">
            <text:p>141.5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05864" calcext:value-type="float">
            <text:p>141.4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3192" calcext:value-type="float">
            <text:p>141.3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88872" calcext:value-type="float">
            <text:p>141.0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5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0664" calcext:value-type="float">
            <text:p>141.7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5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9896" calcext:value-type="float">
            <text:p>140.8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3952" calcext:value-type="float">
            <text:p>140.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7188" calcext:value-type="float">
            <text:p>140.7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42568" calcext:value-type="float">
            <text:p>140.9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3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5664" calcext:value-type="float">
            <text:p>140.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68248" calcext:value-type="float">
            <text:p>140.6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5304" calcext:value-type="float">
            <text:p>140.7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3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04824" calcext:value-type="float">
            <text:p>140.7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13968" calcext:value-type="float">
            <text:p>140.7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14" calcext:value-type="float">
            <text:p>140.7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4448" calcext:value-type="float">
            <text:p>140.7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14" calcext:value-type="float">
            <text:p>140.7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68832" calcext:value-type="float">
            <text:p>140.7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74928" calcext:value-type="float">
            <text:p>140.7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3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08456" calcext:value-type="float">
            <text:p>140.8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3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26744" calcext:value-type="float">
            <text:p>140.8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85824" calcext:value-type="float">
            <text:p>141.0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55344" calcext:value-type="float">
            <text:p>141.0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8016" calcext:value-type="float">
            <text:p>141.0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24" calcext:value-type="float">
            <text:p>141.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272" calcext:value-type="float">
            <text:p>141.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288" calcext:value-type="float">
            <text:p>141.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2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812" calcext:value-type="float">
            <text:p>141.1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2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77264" calcext:value-type="float">
            <text:p>141.1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4968" calcext:value-type="float">
            <text:p>141.0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2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88872" calcext:value-type="float">
            <text:p>141.0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0688" calcext:value-type="float">
            <text:p>141.1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272" calcext:value-type="float">
            <text:p>141.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4968" calcext:value-type="float">
            <text:p>141.0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1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85824" calcext:value-type="float">
            <text:p>141.0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56512" calcext:value-type="float">
            <text:p>141.2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93088" calcext:value-type="float">
            <text:p>141.2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62608" calcext:value-type="float">
            <text:p>141.2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01648" calcext:value-type="float">
            <text:p>141.2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1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75384" calcext:value-type="float">
            <text:p>141.3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93088" calcext:value-type="float">
            <text:p>141.2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1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01648" calcext:value-type="float">
            <text:p>141.2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7368" calcext:value-type="float">
            <text:p>141.2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1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96136" calcext:value-type="float">
            <text:p>141.2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1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47952" calcext:value-type="float">
            <text:p>141.3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432" calcext:value-type="float">
            <text:p>141.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38224" calcext:value-type="float">
            <text:p>141.2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10208" calcext:value-type="float">
            <text:p>141.1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2908" calcext:value-type="float">
            <text:p>141.2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80896" calcext:value-type="float">
            <text:p>141.2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1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2908" calcext:value-type="float">
            <text:p>141.2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1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71168" calcext:value-type="float">
            <text:p>141.1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288" calcext:value-type="float">
            <text:p>141.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73632" calcext:value-type="float">
            <text:p>141.0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8976" calcext:value-type="float">
            <text:p>141.1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85824" calcext:value-type="float">
            <text:p>141.0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8976" calcext:value-type="float">
            <text:p>141.1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2908" calcext:value-type="float">
            <text:p>141.2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384" calcext:value-type="float">
            <text:p>141.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1272" calcext:value-type="float">
            <text:p>141.2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22984" calcext:value-type="float">
            <text:p>141.2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0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812" calcext:value-type="float">
            <text:p>141.1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5072" calcext:value-type="float">
            <text:p>141.1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0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5928" calcext:value-type="float">
            <text:p>141.1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0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812" calcext:value-type="float">
            <text:p>141.1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5072" calcext:value-type="float">
            <text:p>141.1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8976" calcext:value-type="float">
            <text:p>141.1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5072" calcext:value-type="float">
            <text:p>141.1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0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04112" calcext:value-type="float">
            <text:p>141.1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13256" calcext:value-type="float">
            <text:p>141.1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0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8016" calcext:value-type="float">
            <text:p>141.0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70584" calcext:value-type="float">
            <text:p>141.0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55344" calcext:value-type="float">
            <text:p>141.0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70584" calcext:value-type="float">
            <text:p>141.0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88288" calcext:value-type="float">
            <text:p>140.9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0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7" calcext:value-type="float">
            <text:p>140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543112493801</text:p>
          </table:table-cell>
          <table:table-cell office:value-type="string" calcext:value-type="string">
            <text:p>03N 30E 12CDD1 <text:s text:c="14"/>USGS 5</text:p>
          </table:table-cell>
          <table:table-cell office:value-type="string" calcext:value-type="string">
            <text:p>1950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6" calcext:value-type="float">
            <text:p>13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08" meta:object-count="0"/>
    <meta:user-defined meta:name="AppVersion">3.0</meta:user-defined>
  </office:meta>
</office:document-meta>
</file>